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MB93_X</text:p>
          </table:table-cell>
          <table:table-cell office:value-type="string" calcext:value-type="string">
            <text:p>LAMB93_Y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LITS_REA</text:p>
          </table:table-cell>
          <table:table-cell office:value-type="string" calcext:value-type="string">
            <text:p>URG_JOUR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7.93197620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7.77857800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7.34948860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office:value-type="float" office:value="670000165" calcext:value-type="float">
            <text:p>670000165</text:p>
          </table:table-cell>
          <table:table-cell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7.75780840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7.78804740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7.74104320</text:p>
          </table:table-cell>
          <table:table-cell office:value-type="string" calcext:value-type="string">
            <text:p>48.57536360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835" calcext:value-type="float">
            <text:p>835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7.70714690 <text:s/></text:p>
          </table:table-cell>
          <table:table-cell office:value-type="string" calcext:value-type="string">
            <text:p>48.59323950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Pédiatrie Hautepierre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48.57672450</text:p>
          </table:table-cell>
          <table:table-cell office:value-type="string" calcext:value-type="string">
            <text:p>7.743423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ts</text:p>
          </table:table-cell>
          <table:table-cell office:value-type="float" office:value="670780162" calcext:value-type="float">
            <text:p>670780162</text:p>
          </table:table-cell>
          <table:table-cell/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7.22398380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7.21575570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ENTRE MERE ENFANT LE PARC</text:p>
          </table:table-cell>
          <table:table-cell table:style-name="ce1" office:value-type="string" calcext:value-type="string">
            <text:p>7.3350301087</text:p>
          </table:table-cell>
          <table:table-cell table:style-name="ce1" office:value-type="string" calcext:value-type="string">
            <text:p>48.0870091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l</text:p>
          </table:table-cell>
          <table:table-cell office:value-type="float" office:value="680001245" calcext:value-type="float">
            <text:p>680001245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7.33731220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70" calcext:value-type="float">
            <text:p>670</text:p>
          </table:table-cell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7.43438970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E.Muller</text:p>
          </table:table-cell>
          <table:table-cell office:value-type="string" calcext:value-type="string">
            <text:p>7.34344870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688" calcext:value-type="float">
            <text:p>688</text:p>
          </table:table-cell>
          <table:table-cell office:value-type="float" office:value="460" calcext:value-type="float">
            <text:p>46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7.09567220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4</text:p>
          </table:table-cell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7.55113910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5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7.25341060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6</text:p>
          </table:table-cell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7.33130170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7.33130700</text:p>
          </table:table-cell>
          <table:table-cell office:value-type="string" calcext:value-type="string">
            <text:p>47.749511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Hasenrain</text:p>
          </table:table-cell>
          <table:table-cell table:number-columns-repeated="4"/>
          <table:table-cell office:value-type="string" calcext:value-type="string">
            <text:p>Has</text:p>
          </table:table-cell>
          <table:table-cell table:style-name="ce2" office:value-type="float" office:value="680000627" calcext:value-type="float">
            <text:p>680000627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7"/>
        </table:table-row>
        <table:table-row table:style-name="ro1" table:number-rows-repeated="104855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4:29:27.377563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5-05-17T14:35:02.014744939</dc:date>
    <meta:editing-duration>PT4H30M23S</meta:editing-duration>
    <meta:editing-cycles>39</meta:editing-cycles>
    <meta:generator>LibreOffice/4.2.8.2$Linux_X86_64 LibreOffice_project/420m0$Build-2</meta:generator>
    <meta:document-statistic meta:table-count="1" meta:cell-count="415" meta:object-count="0"/>
  </office:meta>
</office:document-meta>
</file>